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fo:font-size="18pt" style:font-size-asian="18pt" style:font-size-complex="16pt"/>
    </style:style>
    <style:style style:name="P2" style:family="paragraph" style:parent-style-name="Standard">
      <style:paragraph-properties fo:margin-left="4.001cm" fo:margin-right="4.001cm" fo:margin-top="0.212cm" fo:margin-bottom="0cm" fo:text-align="justify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18pt" style:font-size-asian="18pt" style:font-size-complex="16pt"/>
    </style:style>
    <style:style style:name="P3" style:family="paragraph" style:parent-style-name="Standard" style:list-style-name="WW8Num1">
      <style:paragraph-properties fo:margin-top="0.212cm" fo:margin-bottom="0cm" fo:text-align="justify" style:justify-single-word="false"/>
    </style:style>
    <style:style style:name="P4" style:family="paragraph" style:parent-style-name="Standard">
      <style:paragraph-properties fo:margin-top="0.212cm" fo:margin-bottom="0cm" fo:text-align="justify" style:justify-single-word="false"/>
      <style:text-properties fo:font-size="14pt" style:font-size-asian="14pt"/>
    </style:style>
    <style:style style:name="P5" style:family="paragraph" style:parent-style-name="Standard" style:list-style-name="WW8Num1">
      <style:paragraph-properties fo:margin-top="0.212cm" fo:margin-bottom="0cm" fo:text-align="justify" style:justify-single-word="false"/>
      <style:text-properties fo:font-size="14pt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style:text-position="super 58%" fo:font-size="14pt" fo:font-weight="bold" style:font-size-asian="14pt" style:font-weight-asian="bold"/>
    </style:style>
    <style:style style:name="T6" style:family="text">
      <style:text-properties style:text-position="super 58%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riepilogo)</text:p>
      <text:p text:style-name="P2"/>
      <text:list text:style-name="WW8Num1">
        <text:list-item>
          <text:p text:style-name="P3"><text:span text:style-name="T1">Copiare</text:span><text:span text:style-name="T2"> il file </text:span><text:span text:style-name="T3">religioni</text:span><text:span text:style-name="T2"> nella propria cartella ed </text:span><text:span text:style-name="T1">aprirlo</text:span><text:span text:style-name="T2">.</text:span></text:p>
        </text:list-item>
      </text:list>
      <text:p text:style-name="P4"/>
      <text:list text:style-name="WW8Num1" text:continue-numbering="true">
        <text:list-item>
          <text:p text:style-name="P3"><text:span text:style-name="T2">Nel foglio </text:span><text:span text:style-name="T4">Religioni</text:span><text:span text:style-name="T2"> dare il nome “Dati” all’intervallo di celle </text:span><text:span text:style-name="T3">A10:J205</text:span><text:span text:style-name="T2">.</text:span></text:p>
        </text:list-item>
      </text:list>
      <text:p text:style-name="P4"/>
      <text:list text:style-name="WW8Num1" text:continue-numbering="true">
        <text:list-item>
          <text:p text:style-name="P3"><text:span text:style-name="T1">Tabelle PIVOT</text:span><text:span text:style-name="T2">:</text:span></text:p>
          <text:list>
            <text:list-item>
              <text:p text:style-name="P3"><text:span text:style-name="T2">Crea, in un nuovo foglio che chiamerai </text:span><text:span text:style-name="T3">Pivot1</text:span><text:span text:style-name="T2">, una tabella PIVOT per i dati presenti nel foglio </text:span><text:span text:style-name="T4">Religioni</text:span><text:span text:style-name="T2"> in modo da avere il </text:span><text:span text:style-name="T3">Continente</text:span><text:span text:style-name="T2"> in righe, </text:span><text:span text:style-name="T3">“1</text:span><text:span text:style-name="T5">a</text:span><text:span text:style-name="T3"> comunità più popolosa”</text:span><text:span text:style-name="T2"> in colonne, </text:span><text:span text:style-name="T3">Stati</text:span><text:span text:style-name="T2"> in pagina e la </text:span><text:span text:style-name="T3">somma degli Adepti</text:span><text:span text:style-name="T2"> nei dati.</text:span></text:p>
            </text:list-item>
            <text:list-item>
              <text:p text:style-name="P5">Ordinare i dati in base al “Totale complessivo”.</text:p>
            </text:list-item>
            <text:list-item>
              <text:p text:style-name="P3"><text:span text:style-name="T2">Applica la formattazione automatica </text:span><text:span text:style-name="T3">Rapporto 4</text:span><text:span text:style-name="T2">.</text:span></text:p>
            </text:list-item>
            <text:list-item>
              <text:p text:style-name="P5">Cambia il formato numerico della colonna degli Adepti in modo da visualizzare uno spazio come separatore delle migliaia e il carattere “p” dopo il numero.</text:p>
            </text:list-item>
            <text:list-item>
              <text:p text:style-name="P3"><text:span text:style-name="T2">Inserisci un nuovo foglio che chiamerai </text:span><text:span text:style-name="T3">Pivot2</text:span><text:span text:style-name="T2">. Crea, a partire dalla cella A10 di questo foglio, una tabella PIVOT (disgiunta dalla precedente) per i dati presenti nel foglio </text:span><text:span text:style-name="T4">Religioni</text:span><text:span text:style-name="T2"> in modo da avere </text:span><text:span text:style-name="T3">Adepti</text:span><text:span text:style-name="T2"> in righe, </text:span><text:span text:style-name="T3">Continente</text:span><text:span text:style-name="T2"> in colonne e </text:span><text:span text:style-name="T3">conteggio di Stato</text:span><text:span text:style-name="T2"> in dati.</text:span></text:p>
            </text:list-item>
            <text:list-item>
              <text:p text:style-name="P3"><text:span text:style-name="T2">Raggruppare gli </text:span><text:span text:style-name="T3">Adepti</text:span><text:span text:style-name="T2"> a partire dal valore 0 al valore 800.000 in modo da avere gruppi ogni 100.000 persone.</text:span></text:p>
            </text:list-item>
          </text:list>
        </text:list-item>
      </text:list>
      <text:p text:style-name="P4"/>
      <text:list text:style-name="WW8Num1" text:continue-numbering="true">
        <text:list-item>
          <text:p text:style-name="P3"><text:span text:style-name="T1">Filtri automatici</text:span><text:span text:style-name="T2">: Utilizzare dei filtri automatici per copiare i dati relativi a </text:span><text:span text:style-name="T3">Africa,</text:span><text:span text:style-name="T2"> </text:span><text:span text:style-name="T3">America</text:span><text:span text:style-name="T2"> e </text:span><text:span text:style-name="T3">Asia</text:span><text:span text:style-name="T2"> nei rispettivi fogli.</text:span></text:p>
        </text:list-item>
      </text:list>
      <text:p text:style-name="P4"/>
      <text:list text:style-name="WW8Num1" text:continue-numbering="true">
        <text:list-item>
          <text:p text:style-name="P3"><text:span text:style-name="T1">Filtri avanzati</text:span><text:span text:style-name="T2">:</text:span></text:p>
          <text:list>
            <text:list-item>
              <text:p text:style-name="P3"><text:span text:style-name="T2">Utilizzare dei filtri avanzati, sfruttando lo spazio per la definizione dei criteri, per copiare i dati relativi a </text:span><text:span text:style-name="T3">Europa</text:span><text:span text:style-name="T2"> e </text:span><text:span text:style-name="T3">Oceania</text:span><text:span text:style-name="T2"> a partire dalla cella </text:span><text:span text:style-name="T4">A10</text:span><text:span text:style-name="T2"> dei rispettivi fogli.</text:span></text:p>
            </text:list-item>
            <text:list-item>
              <text:p text:style-name="P3"><text:span text:style-name="T2">Nel foglio </text:span><text:span text:style-name="T4">Africa</text:span><text:span text:style-name="T2"> utilizzare un filtro avanzato per visualizzare gli stati con una popolazione compresa </text:span><text:span text:style-name="T3">tra 50.000 e 100.000</text:span><text:span text:style-name="T2"> abitanti.</text:span></text:p>
            </text:list-item>
          </text:list>
        </text:list-item>
      </text:list>
      <text:p text:style-name="P4"/>
      <text:p text:style-name="P4"/>
      <text:p text:style-name="P4"/>
      <text:list text:style-name="WW8Num1" text:continue-numbering="true">
        <text:list-item>
          <text:p text:style-name="P3"><text:span text:style-name="T1">Funzioni database:</text:span></text:p>
          <text:list>
            <text:list-item>
              <text:p text:style-name="P3"><text:span text:style-name="T2">Nel foglio </text:span><text:span text:style-name="T4">America</text:span><text:span text:style-name="T2"> utilizzare una funzione database per calcolare il totale dei cristiani in cui il cristianesimo sia religione di stato. Calcolare, con le stesse modalità, il totale della popolazione di questi stati.</text:span></text:p>
            </text:list-item>
            <text:list-item>
              <text:p text:style-name="P3"><text:span text:style-name="T2">Nel foglio </text:span><text:span text:style-name="T4">Asia</text:span><text:span text:style-name="T2"> calcolare, per i paesi in cui l’Islam è religione di stato, la media delle percentuali dei Sunniti (come prima comunità religiosa più popolosa) e degli Sciti (come seconda comunità più popolosa).</text:span></text:p>
            </text:list-item>
            <text:list-item>
              <text:p text:style-name="P3"><text:span text:style-name="T2">Nel foglio </text:span><text:span text:style-name="T4">Europa</text:span><text:span text:style-name="T2"> calcolare il conteggio degli stati in cui </text:span><text:span text:style-name="T3">Cattolici romani, Luterani </text:span><text:span text:style-name="T2">e</text:span><text:span text:style-name="T3"> Anglicani</text:span><text:span text:style-name="T2"> costituiscono la prima comunità religiosa.</text:span></text:p>
            </text:list-item>
          </text:list>
        </text:list-item>
      </text:list>
      <text:p text:style-name="P4"/>
      <text:list text:style-name="WW8Num1" text:continue-numbering="true">
        <text:list-item>
          <text:p text:style-name="P3"><text:span text:style-name="T1">Ordinamento</text:span><text:span text:style-name="T2">:</text:span></text:p>
          <text:list>
            <text:list-item>
              <text:p text:style-name="P3"><text:span text:style-name="T2">Crea il seguente ordinamento personalizzato: </text:span><text:span text:style-name="T3">Protestanti, Anglicani, Cattolici romani</text:span><text:span text:style-name="T2">. In base a questo elenco ordina le prime comunità del foglio </text:span><text:span text:style-name="T4">Oceania</text:span><text:span text:style-name="T2">.</text:span></text:p>
            </text:list-item>
          </text:list>
        </text:list-item>
      </text:list>
      <text:p text:style-name="P4"/>
      <text:list text:style-name="WW8Num1" text:continue-numbering="true">
        <text:list-item>
          <text:p text:style-name="P3"><text:span text:style-name="T1">Subtotali</text:span><text:span text:style-name="T2">:</text:span></text:p>
          <text:list>
            <text:list-item>
              <text:p text:style-name="P3"><text:span text:style-name="T2">Ordina la tabella dei Dati nel foglio Religioni in base a Continente e quindi in base a “1</text:span><text:span text:style-name="T6">a</text:span><text:span text:style-name="T2"> comunità più popolosa”. Aggiungi i subtotali in modo da avere il totale di adepti della prima comunità e il totale della popolazione di ogni continente.</text:span></text:p>
            </text:list-item>
            <text:list-item>
              <text:p text:style-name="P3"><text:span text:style-name="T2">Ordina la tabella del foglio </text:span><text:span text:style-name="T4">Asia</text:span><text:span text:style-name="T2"> per “1</text:span><text:span text:style-name="T6">a</text:span><text:span text:style-name="T2"> comunità più popolosa” e quindi per “2</text:span><text:span text:style-name="T6">a</text:span><text:span text:style-name="T2"> comunità più popolosa”. Aggiungi i subtotali in modo da avere la media della percentuale degli adepti della seconda comunità e quindi la media della percentuale degli adepti della prima comunità.</text:span></text:p>
            </text:list-item>
          </text:list>
        </text:list-item>
      </text:list>
      <text:p text:style-name="P4"/>
      <text:list text:style-name="WW8Num1" text:continue-numbering="true">
        <text:list-item>
          <text:p text:style-name="P3"><text:span text:style-name="T1">CONTA.SE</text:span><text:span text:style-name="T2"> / </text:span><text:span text:style-name="T1">SOMMA.SE</text:span><text:span text:style-name="T2">:</text:span></text:p>
          <text:list>
            <text:list-item>
              <text:p text:style-name="P3"><text:span text:style-name="T2">Usa la funzione CONTA.SE per contare, nel foglio </text:span><text:span text:style-name="T4">Religioni</text:span><text:span text:style-name="T2">, gli stati che hanno </text:span><text:span text:style-name="T3">Animisti</text:span><text:span text:style-name="T2"> come “1</text:span><text:span text:style-name="T6">a</text:span><text:span text:style-name="T2"> comunità più popolosa”. Inserire il risultato nella cella </text:span><text:span text:style-name="T3">D8</text:span></text:p>
            </text:list-item>
            <text:list-item>
              <text:p text:style-name="P3"><text:span text:style-name="T2">Utilizza la funzione SOMMA.SE per contare, nel foglio </text:span><text:span text:style-name="T3">Asia</text:span><text:span text:style-name="T2">, gli adepti dell’</text:span><text:span text:style-name="T3">induismo</text:span><text:span text:style-name="T2"> in “1</text:span><text:span text:style-name="T6">a</text:span><text:span text:style-name="T2"> comunità più popolosa”. Fare lo stesso per avere il totale di </text:span><text:span text:style-name="T3">induisti</text:span><text:span text:style-name="T2"> nella “2</text:span><text:span text:style-name="T6">a</text:span><text:span text:style-name="T2"> comunità più popolosa”.</text:span></text:p>
            </text:list-item>
          </text:list>
        </text:list-item>
      </text:list>
      <text:p text:style-name="P4"/>
      <text:list text:style-name="WW8Num1" text:continue-numbering="true">
        <text:list-item>
          <text:p text:style-name="P3"><text:span text:style-name="T1">Formattazione condizionale</text:span><text:span text:style-name="T2">:</text:span></text:p>
          <text:list>
            <text:list-item>
              <text:p text:style-name="P3"><text:span text:style-name="T2">Utilizza la formattazione condizionale per colorare con uno </text:span><text:span text:style-name="T1">sfondo verde</text:span><text:span text:style-name="T2"> le celle che contengono la parola “</text:span><text:span text:style-name="T3">Sunniti</text:span><text:span text:style-name="T2">”, </text:span><text:span text:style-name="T1">giallo</text:span><text:span text:style-name="T2"> per “</text:span><text:span text:style-name="T3">Sciti</text:span><text:span text:style-name="T2">” e </text:span><text:span text:style-name="T1">viola</text:span><text:span text:style-name="T2"> per “</text:span><text:span text:style-name="T3">Ibaditi</text:span><text:span text:style-name="T2">”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249cm" fo:margin-bottom="2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Pagina <text:page-number text:select-page="current">2</text:page-number> di <text:page-count style:num-format="1"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PREPARAZIONE PER IL COMPITO IN CLASSE</dc:title>
    <meta:initial-creator>Marco</meta:initial-creator>
    <meta:creation-date>2006-07-13T16:13:00</meta:creation-date>
    <dc:creator>Marco</dc:creator>
    <dc:date>2006-07-13T16:13:00</dc:date>
    <dc:language>it-IT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526" meta:character-count="3346"/>
  </office:meta>
</office:document-meta>
</file>